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6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ast" table:style-name="ta1">
        <table:shapes>
          <draw:frame draw:z-index="0" draw:style-name="gr1" draw:text-style-name="P1" svg:width="336.63mm" svg:height="178.5mm" svg:x="227.23mm" svg:y="0.01mm">
            <loext:p draw:notify-on-update-of-ranges="last.A1:last.A1 last.A2:last.A12 last.B1:last.B1 last.B2:last.B12 last.C1:last.C1 last.C2:last.C12 last.D1:last.D1 last.D2:last.D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spects</text:p>
          </table:table-cell>
          <table:table-cell office:value-type="string" calcext:value-type="string">
            <text:p>Mass Media</text:p>
          </table:table-cell>
          <table:table-cell office:value-type="string" calcext:value-type="string">
            <text:p>TweetFol</text:p>
          </table:table-cell>
          <table:table-cell office:value-type="string" calcext:value-type="string">
            <text:p>QH Data</text:p>
          </table:table-cell>
          <table:table-cell/>
        </table:table-row>
        <table:table-row table:style-name="ro1">
          <table:table-cell office:value-type="string" calcext:value-type="string">
            <text:p>Revolts/Confusion with GST Rate Slabs</text:p>
          </table:table-cell>
          <table:table-cell office:value-type="float" office:value="0.010310776612698" calcext:value-type="float">
            <text:p>0.0103107766</text:p>
          </table:table-cell>
          <table:table-cell office:value-type="float" office:value="0.000262653323877814" calcext:value-type="float">
            <text:p>0.0002626533</text:p>
          </table:table-cell>
          <table:table-cell office:value-type="float" office:value="0.364238410596026" calcext:value-type="float">
            <text:p>0.3642384106</text:p>
          </table:table-cell>
          <table:table-cell table:style-name="ce2"/>
        </table:table-row>
        <table:table-row table:style-name="ro1">
          <table:table-cell office:value-type="string" calcext:value-type="string">
            <text:p>Positive Effect of GST on GDP and Economy</text:p>
          </table:table-cell>
          <table:table-cell office:value-type="float" office:value="0.0106144820404896" calcext:value-type="float">
            <text:p>0.010614482</text:p>
          </table:table-cell>
          <table:table-cell office:value-type="float" office:value="0.00262653323877814" calcext:value-type="float">
            <text:p>0.0026265332</text:p>
          </table:table-cell>
          <table:table-cell office:value-type="float" office:value="0.0860927152317881" calcext:value-type="float">
            <text:p>0.0860927152</text:p>
          </table:table-cell>
          <table:table-cell/>
        </table:table-row>
        <table:table-row table:style-name="ro1">
          <table:table-cell office:value-type="string" calcext:value-type="string">
            <text:p>Uncertainity in Impact of GST on consumer Goods</text:p>
          </table:table-cell>
          <table:table-cell office:value-type="float" office:value="0.0121896360661249" calcext:value-type="float">
            <text:p>0.0121896361</text:p>
          </table:table-cell>
          <table:table-cell office:value-type="float" office:value="0.00144459328132798" calcext:value-type="float">
            <text:p>0.0014445933</text:p>
          </table:table-cell>
          <table:table-cell office:value-type="float" office:value="0.0529801324503311" calcext:value-type="float">
            <text:p>0.0529801325</text:p>
          </table:table-cell>
          <table:table-cell table:style-name="ce2"/>
        </table:table-row>
        <table:table-row table:style-name="ro1">
          <table:table-cell office:value-type="string" calcext:value-type="string">
            <text:p>Nationwide Protest to include Petroleum products under GST</text:p>
          </table:table-cell>
          <table:table-cell office:value-type="float" office:value="0.0123479093474296" calcext:value-type="float">
            <text:p>0.0123479093</text:p>
          </table:table-cell>
          <table:table-cell office:value-type="float" office:value="0.0111102356000315" calcext:value-type="float">
            <text:p>0.0111102356</text:p>
          </table:table-cell>
          <table:table-cell office:value-type="float" office:value="0.0264900662251656" calcext:value-type="float">
            <text:p>0.0264900662</text:p>
          </table:table-cell>
          <table:table-cell/>
        </table:table-row>
        <table:table-row table:style-name="ro1">
          <table:table-cell office:value-type="string" calcext:value-type="string">
            <text:p>Sensex/Market rejoices on GST rollout</text:p>
          </table:table-cell>
          <table:table-cell office:value-type="float" office:value="0.0246956928013807" calcext:value-type="float">
            <text:p>0.0246956928</text:p>
          </table:table-cell>
          <table:table-cell office:value-type="float" office:value="0.0105849289522759" calcext:value-type="float">
            <text:p>0.0105849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onconclusive discussion b/w center &amp; state regarding GST</text:p>
          </table:table-cell>
          <table:table-cell office:value-type="float" office:value="0.0338650184222445" calcext:value-type="float">
            <text:p>0.0338650184</text:p>
          </table:table-cell>
          <table:table-cell office:value-type="float" office:value="0.00919286633572348" calcext:value-type="float">
            <text:p>0.0091928663</text:p>
          </table:table-cell>
          <table:table-cell office:value-type="float" office:value="0.231788079470199" calcext:value-type="float">
            <text:p>0.2317880795</text:p>
          </table:table-cell>
          <table:table-cell table:style-name="ce2"/>
        </table:table-row>
        <table:table-row table:style-name="ro1">
          <table:table-cell office:value-type="string" calcext:value-type="string">
            <text:p>Fears of Capital Crunch among traders before GST Rollout</text:p>
          </table:table-cell>
          <table:table-cell office:value-type="float" office:value="0.0489489455615448" calcext:value-type="float">
            <text:p>0.0489489456</text:p>
          </table:table-cell>
          <table:table-cell office:value-type="float" office:value="0.0461481890053319" calcext:value-type="float">
            <text:p>0.046148189</text:p>
          </table:table-cell>
          <table:table-cell office:value-type="float" office:value="0.00662251655629139" calcext:value-type="float">
            <text:p>0.0066225166</text:p>
          </table:table-cell>
          <table:table-cell/>
        </table:table-row>
        <table:table-row table:style-name="ro1">
          <table:table-cell office:value-type="string" calcext:value-type="string">
            <text:p>Training Programmes for Creating GST Awareness</text:p>
          </table:table-cell>
          <table:table-cell office:value-type="float" office:value="0.0619541951181732" calcext:value-type="float">
            <text:p>0.0619541951</text:p>
          </table:table-cell>
          <table:table-cell office:value-type="float" office:value="0.0551309326819531" calcext:value-type="float">
            <text:p>0.0551309327</text:p>
          </table:table-cell>
          <table:table-cell office:value-type="float" office:value="0.0728476821192053" calcext:value-type="float">
            <text:p>0.0728476821</text:p>
          </table:table-cell>
          <table:table-cell table:style-name="ce2"/>
        </table:table-row>
        <table:table-row table:style-name="ro1">
          <table:table-cell office:value-type="string" calcext:value-type="string">
            <text:p>GST Bill implementation in State Assemblies</text:p>
          </table:table-cell>
          <table:table-cell office:value-type="float" office:value="0.0647519007145613" calcext:value-type="float">
            <text:p>0.0647519007</text:p>
          </table:table-cell>
          <table:table-cell office:value-type="float" office:value="0.0462007196701074" calcext:value-type="float">
            <text:p>0.0462007197</text:p>
          </table:table-cell>
          <table:table-cell office:value-type="float" office:value="0.00662251655629139" calcext:value-type="float">
            <text:p>0.0066225166</text:p>
          </table:table-cell>
          <table:table-cell/>
        </table:table-row>
        <table:table-row table:style-name="ro1">
          <table:table-cell office:value-type="string" calcext:value-type="string">
            <text:p>Traders hassles to meet GST registration deadline</text:p>
          </table:table-cell>
          <table:table-cell office:value-type="float" office:value="0.0781148891799994" calcext:value-type="float">
            <text:p>0.0781148892</text:p>
          </table:table-cell>
          <table:table-cell office:value-type="float" office:value="0.0881464554933943" calcext:value-type="float">
            <text:p>0.0881464555</text:p>
          </table:table-cell>
          <table:table-cell office:value-type="float" office:value="0.0463576158940397" calcext:value-type="float">
            <text:p>0.0463576159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Discussion in Parliament in support of GST</text:p>
          </table:table-cell>
          <table:table-cell office:value-type="float" office:value="0.0836445084408556" calcext:value-type="float">
            <text:p>0.0836445084</text:p>
          </table:table-cell>
          <table:table-cell office:value-type="float" office:value="0.117983873085914" calcext:value-type="float">
            <text:p>0.1179838731</text:p>
          </table:table-cell>
          <table:table-cell office:value-type="float" office:value="0.463576158940397" calcext:value-type="float">
            <text:p>0.4635761589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ce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>
          <table:table-cell table:number-columns-repeated="5"/>
        </table:table-row>
        <table:table-row table:style-name="ro1">
          <table:table-cell table:style-name="ce1"/>
          <table:table-cell table:number-columns-repeated="3"/>
          <table:table-cell table:style-name="ce2"/>
        </table:table-row>
      </table:table>
      <table:named-expressions/>
      <table:database-ranges>
        <table:database-range table:name="__Anonymous_Sheet_DB__0" table:target-range-address="last.A1:last.D1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8">00/00/0000</text:date>, <text:time style:data-style-name="N2" text:time-value="13:21:01.7796147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8T13:24:10.776788802</dc:date>
    <meta:generator>LibreOffice/5.1.6.2$Linux_X86_64 LibreOffice_project/10m0$Build-2</meta:generator>
    <meta:editing-duration>PT2H12M5S</meta:editing-duration>
    <meta:editing-cycles>35</meta:editing-cycles>
    <meta:document-statistic meta:table-count="1" meta:cell-count="48" meta:object-count="1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664cm" svg:height="17.851cm" xlink:href=".." xlink:type="simple" chart:class="chart:bar" chart:style-name="ch1">
        <chart:legend chart:legend-position="end" svg:x="31.03cm" svg:y="8.128cm" style:legend-expansion="high" chart:style-name="ch2"/>
        <chart:plot-area chart:style-name="ch3" table:cell-range-address="last.A1:last.D12" chart:data-source-has-labels="both" svg:x="0.673cm" svg:y="0.357cm" svg:width="29.684cm" svg:height="17.137cm">
          <chartooo:coordinate-region svg:x="12.354cm" svg:y="0.357cm" svg:width="17.763cm" svg:height="16.49cm"/>
          <chart:axis chart:dimension="x" chart:name="primary-x" chart:style-name="ch4" chartooo:axis-type="auto">
            <chartooo:date-scale/>
            <chart:categories table:cell-range-address="last.A2:last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st.B2:last.B12" chart:label-cell-address="last.B1:last.B1" chart:class="chart:bar">
            <chart:data-point chart:repeated="11"/>
          </chart:series>
          <chart:series chart:style-name="ch8" chart:values-cell-range-address="last.C2:last.C12" chart:label-cell-address="last.C1:last.C1" chart:class="chart:bar">
            <chart:data-point chart:repeated="11"/>
          </chart:series>
          <chart:series chart:style-name="ch9" chart:values-cell-range-address="last.D2:last.D12" chart:label-cell-address="last.D1:last.D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s Media</text:p>
                <draw:g>
                  <svg:desc>last.B1:last.B1</svg:desc>
                </draw:g>
              </table:table-cell>
              <table:table-cell office:value-type="string">
                <text:p>TweetFol</text:p>
                <draw:g>
                  <svg:desc>last.C1:last.C1</svg:desc>
                </draw:g>
              </table:table-cell>
              <table:table-cell office:value-type="string">
                <text:p>QH Data</text:p>
                <draw:g>
                  <svg:desc>last.D1:las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volts/Confusion with GST Rate Slabs</text:p>
                <draw:g>
                  <svg:desc>last.A2:last.A12</svg:desc>
                </draw:g>
              </table:table-cell>
              <table:table-cell office:value-type="float" office:value="0.010310776612698">
                <text:p>0.010310776612698</text:p>
                <draw:g>
                  <svg:desc>last.B2:last.B12</svg:desc>
                </draw:g>
              </table:table-cell>
              <table:table-cell office:value-type="float" office:value="0.000262653323877814">
                <text:p>0.000262653323877814</text:p>
                <draw:g>
                  <svg:desc>last.C2:last.C12</svg:desc>
                </draw:g>
              </table:table-cell>
              <table:table-cell office:value-type="float" office:value="0.364238410596026">
                <text:p>0.364238410596026</text:p>
                <draw:g>
                  <svg:desc>last.D2:last.D12</svg:desc>
                </draw:g>
              </table:table-cell>
            </table:table-row>
            <table:table-row>
              <table:table-cell office:value-type="string">
                <text:p>Positive Effect of GST on GDP and Economy</text:p>
              </table:table-cell>
              <table:table-cell office:value-type="float" office:value="0.0106144820404896">
                <text:p>0.0106144820404896</text:p>
              </table:table-cell>
              <table:table-cell office:value-type="float" office:value="0.00262653323877814">
                <text:p>0.00262653323877814</text:p>
              </table:table-cell>
              <table:table-cell office:value-type="float" office:value="0.0860927152317881">
                <text:p>0.0860927152317881</text:p>
              </table:table-cell>
            </table:table-row>
            <table:table-row>
              <table:table-cell office:value-type="string">
                <text:p>Uncertainity in Impact of GST on consumer Goods</text:p>
              </table:table-cell>
              <table:table-cell office:value-type="float" office:value="0.0121896360661249">
                <text:p>0.0121896360661249</text:p>
              </table:table-cell>
              <table:table-cell office:value-type="float" office:value="0.00144459328132798">
                <text:p>0.00144459328132798</text:p>
              </table:table-cell>
              <table:table-cell office:value-type="float" office:value="0.0529801324503311">
                <text:p>0.0529801324503311</text:p>
              </table:table-cell>
            </table:table-row>
            <table:table-row>
              <table:table-cell office:value-type="string">
                <text:p>Nationwide Protest to include Petroleum products under GST</text:p>
              </table:table-cell>
              <table:table-cell office:value-type="float" office:value="0.0123479093474296">
                <text:p>0.0123479093474296</text:p>
              </table:table-cell>
              <table:table-cell office:value-type="float" office:value="0.0111102356000315">
                <text:p>0.0111102356000315</text:p>
              </table:table-cell>
              <table:table-cell office:value-type="float" office:value="0.0264900662251656">
                <text:p>0.0264900662251656</text:p>
              </table:table-cell>
            </table:table-row>
            <table:table-row>
              <table:table-cell office:value-type="string">
                <text:p>Sensex/Market rejoices on GST rollout</text:p>
              </table:table-cell>
              <table:table-cell office:value-type="float" office:value="0.0246956928013807">
                <text:p>0.0246956928013807</text:p>
              </table:table-cell>
              <table:table-cell office:value-type="float" office:value="0.0105849289522759">
                <text:p>0.0105849289522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conclusive discussion b/w center &amp; state regarding GST</text:p>
              </table:table-cell>
              <table:table-cell office:value-type="float" office:value="0.0338650184222445">
                <text:p>0.0338650184222445</text:p>
              </table:table-cell>
              <table:table-cell office:value-type="float" office:value="0.00919286633572348">
                <text:p>0.00919286633572348</text:p>
              </table:table-cell>
              <table:table-cell office:value-type="float" office:value="0.231788079470199">
                <text:p>0.231788079470199</text:p>
              </table:table-cell>
            </table:table-row>
            <table:table-row>
              <table:table-cell office:value-type="string">
                <text:p>Fears of Capital Crunch among traders before GST Rollout</text:p>
              </table:table-cell>
              <table:table-cell office:value-type="float" office:value="0.0489489455615448">
                <text:p>0.0489489455615448</text:p>
              </table:table-cell>
              <table:table-cell office:value-type="float" office:value="0.0461481890053319">
                <text:p>0.0461481890053319</text:p>
              </table:table-cell>
              <table:table-cell office:value-type="float" office:value="0.00662251655629139">
                <text:p>0.00662251655629139</text:p>
              </table:table-cell>
            </table:table-row>
            <table:table-row>
              <table:table-cell office:value-type="string">
                <text:p>Training Programmes for Creating GST Awareness</text:p>
              </table:table-cell>
              <table:table-cell office:value-type="float" office:value="0.0619541951181732">
                <text:p>0.0619541951181732</text:p>
              </table:table-cell>
              <table:table-cell office:value-type="float" office:value="0.0551309326819531">
                <text:p>0.0551309326819531</text:p>
              </table:table-cell>
              <table:table-cell office:value-type="float" office:value="0.0728476821192053">
                <text:p>0.0728476821192053</text:p>
              </table:table-cell>
            </table:table-row>
            <table:table-row>
              <table:table-cell office:value-type="string">
                <text:p>GST Bill implementation in State Assemblies</text:p>
              </table:table-cell>
              <table:table-cell office:value-type="float" office:value="0.0647519007145613">
                <text:p>0.0647519007145613</text:p>
              </table:table-cell>
              <table:table-cell office:value-type="float" office:value="0.0462007196701074">
                <text:p>0.0462007196701074</text:p>
              </table:table-cell>
              <table:table-cell office:value-type="float" office:value="0.00662251655629139">
                <text:p>0.00662251655629139</text:p>
              </table:table-cell>
            </table:table-row>
            <table:table-row>
              <table:table-cell office:value-type="string">
                <text:p>Traders hassles to meet GST registration deadline</text:p>
              </table:table-cell>
              <table:table-cell office:value-type="float" office:value="0.0781148891799994">
                <text:p>0.0781148891799994</text:p>
              </table:table-cell>
              <table:table-cell office:value-type="float" office:value="0.0881464554933943">
                <text:p>0.0881464554933943</text:p>
              </table:table-cell>
              <table:table-cell office:value-type="float" office:value="0.0463576158940397">
                <text:p>0.0463576158940397</text:p>
              </table:table-cell>
            </table:table-row>
            <table:table-row>
              <table:table-cell office:value-type="string">
                <text:p>Discussion in Parliament in support of GST</text:p>
              </table:table-cell>
              <table:table-cell office:value-type="float" office:value="0.0836445084408556">
                <text:p>0.0836445084408556</text:p>
              </table:table-cell>
              <table:table-cell office:value-type="float" office:value="0.117983873085914">
                <text:p>0.117983873085914</text:p>
              </table:table-cell>
              <table:table-cell office:value-type="float" office:value="0.463576158940397">
                <text:p>0.4635761589403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